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8A60700000000000000000D006A66.svg" manifest:media-type="image/svg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6c8ebf" draw:fill="solid" draw:fill-color="#cce5ff" draw:textarea-horizontal-align="justify" draw:textarea-vertical-align="middle" draw:auto-grow-height="false" fo:min-height="1.385cm" fo:min-width="3.084cm" style:writing-mode="lr-tb" loext:decorative="false"/>
      <style:paragraph-properties style:writing-mode="lr-tb"/>
    </style:style>
    <style:style style:name="gr2" style:family="graphic" style:parent-style-name="standard">
      <style:graphic-properties svg:stroke-color="#82b366" draw:fill="solid" draw:fill-color="#d5e8d4" draw:textarea-horizontal-align="justify" draw:textarea-vertical-align="middle" draw:auto-grow-height="false" fo:min-height="1.385cm" fo:min-width="3.084cm" style:writing-mode="lr-tb" loext:decorative="false"/>
      <style:paragraph-properties style:writing-mode="lr-tb"/>
    </style:style>
    <style:style style:name="gr3" style:family="graphic" style:parent-style-name="standard">
      <style:graphic-properties svg:stroke-color="#d79b00" draw:fill="solid" draw:fill-color="#ffe6cc" draw:textarea-horizontal-align="justify" draw:textarea-vertical-align="middle" draw:auto-grow-height="false" fo:min-height="1.385cm" fo:min-width="3.084cm" style:writing-mode="lr-tb" loext:decorative="false"/>
      <style:paragraph-properties style:writing-mode="lr-tb"/>
    </style:style>
    <style:style style:name="gr4" style:family="graphic" style:parent-style-name="standard">
      <style:graphic-properties svg:stroke-color="#b85450" draw:fill="solid" draw:fill-color="#f8cecc" draw:textarea-horizontal-align="justify" draw:textarea-vertical-align="middle" draw:auto-grow-height="false" fo:min-height="1.385cm" fo:min-width="3.084cm" style:writing-mode="lr-tb" loext:decorative="false"/>
      <style:paragraph-properties style:writing-mode="lr-tb"/>
    </style:style>
    <style:style style:name="gr5" style:family="graphic" style:parent-style-name="standard">
      <style:graphic-properties svg:stroke-color="#9673a6" draw:fill="solid" draw:fill-color="#e1d5e7" draw:textarea-horizontal-align="justify" draw:textarea-vertical-align="middle" draw:auto-grow-height="false" fo:min-height="1.385cm" fo:min-width="3.084cm" style:writing-mode="lr-tb" loext:decorative="false"/>
      <style:paragraph-properties style:writing-mode="lr-tb"/>
    </style:style>
    <style:style style:name="gr6" style:family="graphic">
      <style:graphic-properties style:writing-mode="lr-tb" loext:decorative="false"/>
    </style:style>
    <style:style style:name="gr7" style:family="graphic" style:parent-style-name="standard">
      <style:graphic-properties svg:stroke-color="#9673a6" draw:fill="solid" draw:fill-color="#e1d5e7" draw:textarea-horizontal-align="left" draw:textarea-vertical-align="top" draw:auto-grow-height="false" fo:min-height="17.884cm" fo:min-width="16.834cm" style:writing-mode="lr-tb" loext:decorative="false"/>
      <style:paragraph-properties style:writing-mode="lr-tb"/>
    </style:style>
    <style:style style:name="gr8" style:family="graphic" style:parent-style-name="standard" style:list-style-name="L1">
      <style:graphic-properties svg:stroke-color="#d6b656" draw:fill="solid" draw:fill-color="#fff2cc" draw:textarea-horizontal-align="left" draw:textarea-vertical-align="top" draw:auto-grow-height="false" fo:min-height="14.511cm" fo:min-width="12.057cm" fo:padding-left="0.4cm" style:writing-mode="lr-tb" loext:decorative="false"/>
      <style:paragraph-properties style:writing-mode="lr-tb"/>
    </style:style>
    <style:style style:name="gr9" style:family="graphic" style:parent-style-name="standard">
      <style:graphic-properties svg:stroke-color="#82b366" draw:fill="solid" draw:fill-color="#d5e8d4" draw:textarea-horizontal-align="left" draw:textarea-vertical-align="top" draw:auto-grow-height="false" fo:min-height="2.526cm" fo:min-width="5.1cm" fo:padding-left="0.4cm" style:writing-mode="lr-tb" loext:decorative="false"/>
      <style:paragraph-properties style:writing-mode="lr-tb"/>
    </style:style>
    <style:style style:name="gr10" style:family="graphic" style:parent-style-name="standard">
      <style:graphic-properties svg:stroke-color="#d79b00" draw:fill="solid" draw:fill-color="#ffe6cc" draw:textarea-horizontal-align="left" draw:textarea-vertical-align="top" draw:auto-grow-height="false" fo:min-height="2.532cm" fo:min-width="5.072cm" fo:padding-left="0.4cm" fo:padding-right="0cm" style:writing-mode="lr-tb" loext:decorative="false"/>
      <style:paragraph-properties style:writing-mode="lr-tb"/>
    </style:style>
    <style:style style:name="gr11" style:family="graphic" style:parent-style-name="standard">
      <style:graphic-properties svg:stroke-color="#6c8ebf" draw:fill="solid" draw:fill-color="#cce5ff" draw:textarea-horizontal-align="left" draw:textarea-vertical-align="top" draw:auto-grow-height="false" fo:min-height="8.75cm" fo:min-width="10.6cm" fo:padding-left="0.4cm" style:writing-mode="lr-tb" loext:decorative="false"/>
      <style:paragraph-properties style:writing-mode="lr-tb"/>
    </style:style>
    <style:style style:name="gr12" style:family="graphic" style:parent-style-name="standard">
      <style:graphic-properties draw:marker-end="Arrowheads_20_2" loext:decorative="false"/>
    </style:style>
    <style:style style:name="gr13" style:family="graphic" style:parent-style-name="standard">
      <style:graphic-properties svg:stroke-color="#b85450" draw:fill="solid" draw:fill-color="#f8cecc" draw:textarea-horizontal-align="justify" draw:textarea-vertical-align="middle" draw:auto-grow-height="false" fo:min-height="1.16cm" fo:min-width="2.334cm" style:writing-mode="lr-tb" loext:decorative="false"/>
      <style:paragraph-properties style:writing-mode="lr-tb"/>
    </style:style>
    <style:style style:name="gr14" style:family="graphic" style:parent-style-name="standard">
      <style:graphic-properties svg:stroke-color="#b85450" draw:fill="solid" draw:fill-color="#f8cecc" draw:textarea-horizontal-align="justify" draw:textarea-vertical-align="middle" draw:auto-grow-height="false" fo:min-height="1.161cm" fo:min-width="3.584cm" style:writing-mode="lr-tb" loext:decorative="false"/>
      <style:paragraph-properties style:writing-mode="lr-tb"/>
    </style:style>
    <style:style style:name="gr15" style:family="graphic" style:parent-style-name="standard">
      <style:graphic-properties svg:stroke-color="#b85450" draw:fill="solid" draw:fill-color="#f8cecc" draw:textarea-horizontal-align="justify" draw:textarea-vertical-align="middle" draw:auto-grow-height="false" fo:min-height="1.16cm" fo:min-width="3.584cm" style:writing-mode="lr-tb" loext:decorative="false"/>
      <style:paragraph-properties style:writing-mode="lr-tb"/>
    </style:style>
    <style:style style:name="gr1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1" style:family="paragraph">
      <style:paragraph-properties fo:text-align="center" style:writing-mode="lr-tb"/>
      <style:text-properties fo:font-size="12pt" fo:font-weight="normal" style:font-size-asian="12pt" style:font-weight-asian="normal" style:font-size-complex="12pt" style:font-weight-complex="normal"/>
    </style:style>
    <style:style style:name="P2" style:family="paragraph">
      <loext:graphic-properties draw:fill="solid" draw:fill-color="#cce5ff"/>
      <style:paragraph-properties fo:text-align="center" style:writing-mode="lr-tb"/>
      <style:text-properties fo:font-size="12pt" fo:font-weight="normal" style:font-size-asian="12pt" style:font-weight-asian="normal" style:font-size-complex="12pt" style:font-weight-complex="normal"/>
    </style:style>
    <style:style style:name="P3" style:family="paragraph">
      <loext:graphic-properties draw:fill="solid" draw:fill-color="#d5e8d4"/>
      <style:paragraph-properties fo:text-align="center" style:writing-mode="lr-tb"/>
      <style:text-properties fo:font-size="12pt" fo:font-weight="normal" style:font-size-asian="12pt" style:font-weight-asian="normal" style:font-size-complex="12pt" style:font-weight-complex="normal"/>
    </style:style>
    <style:style style:name="P4" style:family="paragraph">
      <loext:graphic-properties draw:fill="solid" draw:fill-color="#ffe6cc"/>
      <style:paragraph-properties fo:text-align="center" style:writing-mode="lr-tb"/>
      <style:text-properties fo:font-size="12pt" fo:font-weight="normal" style:font-size-asian="12pt" style:font-weight-asian="normal" style:font-size-complex="12pt" style:font-weight-complex="normal"/>
    </style:style>
    <style:style style:name="P5" style:family="paragraph">
      <loext:graphic-properties draw:fill="solid" draw:fill-color="#f8cecc"/>
      <style:paragraph-properties fo:text-align="center" style:writing-mode="lr-tb"/>
      <style:text-properties fo:font-size="12pt" fo:font-weight="normal" style:font-size-asian="12pt" style:font-weight-asian="normal" style:font-size-complex="12pt" style:font-weight-complex="normal"/>
    </style:style>
    <style:style style:name="P6" style:family="paragraph">
      <loext:graphic-properties draw:fill="solid" draw:fill-color="#e1d5e7"/>
      <style:paragraph-properties fo:text-align="center" style:writing-mode="lr-tb"/>
      <style:text-properties fo:font-size="12pt" fo:font-weight="normal" style:font-size-asian="12pt" style:font-weight-asian="normal" style:font-size-complex="12pt" style:font-weight-complex="normal"/>
    </style:style>
    <style:style style:name="P7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2pt" fo:font-weight="normal" style:font-size-asian="12pt" style:font-weight-asian="normal" style:font-size-complex="12pt" style:font-weight-complex="normal"/>
    </style:style>
    <style:style style:name="P8" style:family="paragraph">
      <loext:graphic-properties draw:fill="solid" draw:fill-color="#fff2cc"/>
      <style:paragraph-properties fo:margin-left="0cm" fo:margin-right="0cm" fo:margin-top="0cm" fo:margin-bottom="0cm" fo:line-height="100%" fo:text-align="center" fo:text-indent="0cm" style:writing-mode="lr-tb"/>
      <style:text-properties fo:font-size="12pt" fo:font-weight="normal" style:font-size-asian="12pt" style:font-weight-asian="normal" style:font-size-complex="12pt" style:font-weight-complex="normal"/>
    </style:style>
    <style:style style:name="P9" style:family="paragraph">
      <style:paragraph-properties fo:text-align="center"/>
    </style:style>
    <style:style style:name="P10" style:family="paragraph">
      <loext:graphic-properties draw:fill="none"/>
      <style:paragraph-properties fo:text-align="center"/>
    </style:style>
    <style:style style:name="T1" style:family="text">
      <style:text-properties fo:font-size="12pt" fo:font-weight="normal" style:font-size-asian="12pt" style:font-weight-asian="normal" style:font-size-complex="12pt" style:font-weight-complex="normal"/>
    </style:style>
    <style:style style:name="T2" style:family="text">
      <style:text-properties style:text-position="sub 58%" fo:font-size="12pt" fo:font-weight="normal" style:font-size-asian="12pt" style:font-weight-asian="normal" style:font-size-complex="1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.584cm" svg:height="1.635cm" svg:x="1.635cm" svg:y="1.35cm">
          <text:p text:style-name="P1"><text:span text:style-name="T1">Online testing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" draw:text-style-name="P3" draw:layer="layout" svg:width="3.584cm" svg:height="1.635cm" svg:x="5.651cm" svg:y="1.35cm">
          <text:p text:style-name="P1"><text:span text:style-name="T1">Online testing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3" draw:text-style-name="P4" draw:layer="layout" svg:width="3.584cm" svg:height="1.635cm" svg:x="9.651cm" svg:y="1.35cm">
          <text:p text:style-name="P1"><text:span text:style-name="T1">Online testing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4" draw:text-style-name="P5" draw:layer="layout" svg:width="3.584cm" svg:height="1.635cm" svg:x="5.651cm" svg:y="3.35cm">
          <text:p text:style-name="P1"><text:span text:style-name="T1">Online testing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5" draw:text-style-name="P6" draw:layer="layout" svg:width="3.584cm" svg:height="1.635cm" svg:x="9.651cm" svg:y="3.35cm">
          <text:p text:style-name="P1"><text:span text:style-name="T1">Online testing</text:span></text:p>
          <draw:enhanced-geometry svg:viewBox="0 0 21600 21600" draw:mirror-vertical="false" draw:mirror-horizontal="false" draw:type="rectangle" draw:enhanced-path="M 0 0 L 21600 0 21600 21600 0 21600 0 0 Z N"/>
        </draw:custom-shape>
        <draw:g draw:style-name="gr6">
          <draw:custom-shape draw:style-name="gr7" draw:text-style-name="P6" draw:layer="layout" svg:width="16.834cm" svg:height="17.884cm" svg:x="15.166cm" svg:y="12.116cm">
            <text:p text:style-name="P1"><text:span text:style-name="T1">Mind</text:span></text:p>
            <draw:enhanced-geometry svg:viewBox="0 0 21600 21600" draw:mirror-vertical="false" draw:mirror-horizontal="false" draw:type="rectangle" draw:enhanced-path="M 0 0 L 21600 0 21600 21600 0 21600 0 0 Z N"/>
          </draw:custom-shape>
          <draw:g draw:style-name="gr6">
            <draw:custom-shape draw:style-name="gr8" draw:text-style-name="P8" draw:layer="layout" svg:width="12.457cm" svg:height="14.511cm" svg:x="15.543cm" svg:y="13.239cm">
              <text:p text:style-name="P7"><text:span text:style-name="T1">Memory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custom-shape draw:style-name="gr9" draw:text-style-name="P3" xml:id="id2" draw:id="id2" draw:layer="layout" svg:width="5.5cm" svg:height="2.526cm" svg:x="15.916cm" svg:y="14.474cm">
              <text:p text:style-name="P1"><text:span text:style-name="T1">Remebering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custom-shape draw:style-name="gr10" draw:text-style-name="P4" draw:layer="layout" svg:width="5.472cm" svg:height="2.532cm" svg:x="22.194cm" svg:y="14.468cm">
              <text:p text:style-name="P1"><text:span text:style-name="T1">Memorizing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custom-shape draw:style-name="gr11" draw:text-style-name="P2" xml:id="id1" draw:id="id1" draw:layer="layout" svg:width="11cm" svg:height="8.75cm" svg:x="16.25cm" svg:y="18.25cm">
              <text:p text:style-name="P1"><text:span text:style-name="T1">Expriences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connector draw:style-name="gr12" draw:text-style-name="P9" draw:layer="layout" draw:type="curve" draw:line-skew="0.375cm" svg:x1="21.75cm" svg:y1="18.25cm" svg:x2="18.666cm" svg:y2="17cm" draw:start-shape="id1" draw:start-glue-point="0" draw:end-shape="id2" draw:end-glue-point="2" svg:d="M21750 18250c0-375-3084 250-3084-1250" svg:viewBox="0 0 3085 1251">
              <text:p/>
            </draw:connector>
            <draw:custom-shape draw:style-name="gr13" draw:text-style-name="P5" draw:layer="layout" svg:width="2.334cm" svg:height="1.16cm" svg:x="16.916cm" svg:y="19.5cm">
              <text:p text:style-name="P1"><text:span text:style-name="T1">exp</text:span><text:span text:style-name="T2">1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custom-shape draw:style-name="gr14" draw:text-style-name="P5" draw:layer="layout" svg:width="3.584cm" svg:height="1.161cm" svg:x="16.916cm" svg:y="20.919cm">
              <text:p text:style-name="P1"><text:span text:style-name="T1">Online testing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custom-shape draw:style-name="gr15" draw:text-style-name="P5" draw:layer="layout" svg:width="3.584cm" svg:height="1.16cm" svg:x="16.916cm" svg:y="22.34cm">
              <text:p text:style-name="P1"><text:span text:style-name="T1">Online testing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custom-shape draw:style-name="gr13" draw:text-style-name="P5" draw:layer="layout" svg:width="2.334cm" svg:height="1.16cm" svg:x="19.416cm" svg:y="19.5cm">
              <text:p text:style-name="P1"><text:span text:style-name="T1">follow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custom-shape draw:style-name="gr13" draw:text-style-name="P5" draw:layer="layout" svg:width="2.334cm" svg:height="1.16cm" svg:x="19.416cm" svg:y="19.5cm">
              <text:p text:style-name="P1"><text:span text:style-name="T1">exp</text:span><text:span text:style-name="T2">i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custom-shape draw:style-name="gr13" draw:text-style-name="P5" draw:layer="layout" svg:width="2.334cm" svg:height="1.16cm" svg:x="24.416cm" svg:y="19.5cm">
              <text:p text:style-name="P1"><text:span text:style-name="T1">exp</text:span><text:span text:style-name="T2">n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</draw:g>
        </draw:g>
        <draw:frame draw:style-name="gr16" draw:text-style-name="P10" draw:layer="layout" svg:width="0.001cm" svg:height="0.001cm" svg:x="38.016cm" svg:y="22.225cm">
          <draw:image xlink:href="Pictures/1008A60700000000000000000D006A66.svg" xlink:type="simple" xlink:show="embed" xlink:actuate="onLoad" draw:mime-type="image/svg+xml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2" draw:display-name="Arrowheads 2" svg:viewBox="0 0 1013 1130" svg:d="M1009 1050l-449-1008-22-30-29-12-34 12-21 26-449 1012-5 13v8l5 21 12 21 17 13 21 4h903l21-4 21-13 9-21 4-21v-8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IE" style:font-name-asian="DejaVu Sans" style:font-size-asian="24pt" style:language-asian="zh" style:country-asian="CN" style:font-name-complex="DejaVu Sans" style:font-size-complex="24pt" style:language-complex="fa" style:country-complex="IR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00cm" fo:page-height="10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31T13:50:46.444060790</meta:creation-date>
    <dc:date>2025-12-19T21:42:31.963672182</dc:date>
    <meta:editing-duration>PT7H25M57S</meta:editing-duration>
    <meta:editing-cycles>14</meta:editing-cycles>
    <meta:generator>LibreOffice/25.8.0.4$Linux_X86_64 LibreOffice_project/48f00303701489684e67c38c28aff00cd5929e67</meta:generator>
    <meta:document-statistic meta:object-count="20"/>
  </office:meta>
</office:document-meta>
</file>